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center" style:justify-single-word="false" fo:text-indent="0cm" style:auto-text-indent="false" fo:background-color="#ffffff">
        <style:background-image/>
      </style:paragraph-properties>
      <style:text-properties fo:color="#e00023" style:font-name="Arial" fo:font-size="11pt" fo:font-weight="bold"/>
    </style:style>
    <style:style style:name="P2" style:family="paragraph" style:parent-style-name="Text_20_body">
      <style:paragraph-properties fo:margin-left="0cm" fo:margin-right="0cm" fo:margin-top="0cm" fo:margin-bottom="0.353cm" style:contextual-spacing="false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.353cm" style:contextual-spacing="false" fo:text-indent="0cm" style:auto-text-indent="false"/>
      <style:text-properties style:font-name="Arial"/>
    </style:style>
    <style:style style:name="P4" style:family="paragraph" style:parent-style-name="Text_20_body">
      <style:paragraph-properties fo:margin-left="0cm" fo:margin-right="0cm" fo:margin-top="0cm" fo:margin-bottom="0.353cm" style:contextual-spacing="false" fo:text-align="justify" style:justify-single-word="false" fo:text-indent="0cm" style:auto-text-indent="false"/>
      <style:text-properties style:font-name="Arial"/>
    </style:style>
    <style:style style:name="P5" style:family="paragraph" style:parent-style-name="Text_20_body">
      <style:paragraph-properties fo:margin-left="0cm" fo:margin-right="0cm" fo:margin-top="0cm" fo:margin-bottom="0.353cm" style:contextual-spacing="false" fo:text-indent="0cm" style:auto-text-indent="false"/>
      <style:text-properties fo:color="#606366" style:font-name="Arial"/>
    </style:style>
    <style:style style:name="P6" style:family="paragraph" style:parent-style-name="Text_20_body">
      <style:paragraph-properties fo:margin-left="0cm" fo:margin-right="0cm" fo:margin-top="0cm" fo:margin-bottom="0.423cm" style:contextual-spacing="false" fo:text-indent="0cm" style:auto-text-indent="false"/>
      <style:text-properties style:font-name="Arial"/>
    </style:style>
    <style:style style:name="P7" style:family="paragraph" style:parent-style-name="Text_20_body">
      <style:paragraph-properties fo:margin-left="1.27cm" fo:margin-right="0cm" fo:margin-top="0cm" fo:margin-bottom="0cm" style:contextual-spacing="false" fo:text-indent="-0.635cm" style:auto-text-indent="false"/>
      <style:text-properties fo:color="#606366"/>
    </style:style>
    <style:style style:name="P8" style:family="paragraph" style:parent-style-name="Text_20_body">
      <style:paragraph-properties fo:margin-left="1.27cm" fo:margin-right="0cm" fo:margin-top="0cm" fo:margin-bottom="0.353cm" style:contextual-spacing="false" fo:text-indent="-0.635cm" style:auto-text-indent="false"/>
      <style:text-properties fo:color="#606366"/>
    </style:style>
    <style:style style:name="T1" style:family="text">
      <style:text-properties style:font-name="Arial"/>
    </style:style>
    <style:style style:name="T2" style:family="text">
      <style:text-properties style:font-name="Arial" style:text-underline-style="solid" style:text-underline-width="auto" style:text-underline-color="font-color" fo:font-weight="bold"/>
    </style:style>
    <style:style style:name="T3" style:family="text">
      <style:text-properties style:font-name="Arial" fo:font-size="12pt"/>
    </style:style>
    <style:style style:name="T4" style:family="text">
      <style:text-properties fo:color="#606366"/>
    </style:style>
    <style:style style:name="T5" style:family="text">
      <style:text-properties fo:color="#606366" style:font-name="Arial"/>
    </style:style>
    <style:style style:name="T6" style:family="text">
      <style:text-properties fo:font-variant="normal" fo:text-transform="none" style:font-name="Ari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CONVERSION INGENIEUR INFORMATIQUE H/F</text:h>
      <text:h text:style-name="Heading_20_2" text:outline-level="2">Description du poste</text:h>
      <text:section text:style-name="Sect1" text:name="jobBodyContent">
        <text:p text:style-name="P1"><text:bookmark text:name="TrackingJobBody"/>Poste : RECONVERSION INGENIEUR INFORMATIQUE H/​F</text:p>
        <text:p text:style-name="P4">Le Groupe Adaming est une société de services de plus de 130 collaborateurs spécialisée dans l’ingénierie, le conseil et la formation.​ Nous intervenons auprès de nos clients Grands comptes au travers d’un accompagnement global pour le développement de leurs projets informatiques en proposant des solutions technologiques innovantes à forte valeur ajoutée.​</text:p>
        <text:p text:style-name="P2">•           <text:span text:style-name="T2">Poste Proposé :</text:span></text:p>
        <text:p text:style-name="P3">Nous recherchons 10 Ingénieurs Informatique pour intervenir chez nos clients sur toute la France.​ <text:span text:style-name="T4">Les postes à pourvoir sont en CDI.​</text:span></text:p>
        <text:p text:style-name="P2"><text:span text:style-name="T5">Après une phase de formation Mainframe certifiée de 40 jours sur l’environnement MVS, la programmation Cobol/​MVS, SQL/​DB2, CICS…</text:span><text:bookmark text:name="_GoBack"/><text:span text:style-name="T5"> A l’issue de cette formation, vous occuperez un poste d’Ingénieur Etudes et Développement Mainframe afin d’intégrer </text:span><text:span text:style-name="T1">une équipe projet sous la responsabilité d’un chef de projet chez l’un de nos clients grands comptes.​</text:span></text:p>
        <text:p text:style-name="P5">Vous prendrez alors en charge :</text:p>
        <text:p text:style-name="P7"><text:span text:style-name="T3">-</text:span><text:span text:style-name="T6">         </text:span><text:span text:style-name="T3">l’évolution et l’adaptation des applications existantes, </text:span></text:p>
        <text:p text:style-name="P7"><text:span text:style-name="T3">-</text:span><text:span text:style-name="T6">         </text:span><text:span text:style-name="T3">le développement de nouvelles interfaces ou applications, </text:span></text:p>
        <text:p text:style-name="P7"><text:span text:style-name="T3">-</text:span><text:span text:style-name="T6">         </text:span><text:span text:style-name="T3">la gestion des anomalies /​ correction des bugs, </text:span></text:p>
        <text:p text:style-name="P8"><text:span text:style-name="T3">-</text:span><text:span text:style-name="T6">         </text:span><text:span text:style-name="T3">la rédaction de la documentation technique,… </text:span></text:p>
        <text:p text:style-name="P5">Vos compétences techniques consolidées durant la formation vous permettront de vous adapter aux différents projets auxquels vous serez affecté.​ Les postes sont évolutifs sur des métiers d’analystes et chefs de projets.​</text:p>
        <text:p text:style-name="P2">•           <text:span text:style-name="T2">Profil recherché :</text:span></text:p>
        <text:p text:style-name="P6">Nous recherchons des candidats de formation Ingénieur Bac +​5 Scientifique (Ingénieurs Généralistes, Electronique, Ingénieurs Matériaux, Physique, Chimie, Mathématiques,…) ou Ingénieur Informatique Bac +​5 </text:p>
        <text:p text:style-name="P6">Vous serez reçus au cours d’une session de recrutement durant laquelle nous vous présenterons l’entreprise et les projets de nos clients grands comptes que vous pouvez être amenés à intégrer ainsi que les métiers que vous occuperez à l’issue de cette formation.​</text:p>
        <text:p text:style-name="P6"><text:soft-page-break/>Cette formation sera sur Paris.​</text:p>
        <text:p text:style-name="P2">•         <text:tab/><text:tab/><text:tab/><text:tab/><text:tab/><text:tab/><text:tab/><text:tab/><text:tab/><text:tab/><text:tab/><text:tab/><text:tab/><text:tab/><text:tab/><text:tab/><text:tab/><text:tab/><text:tab/><text:tab/><text:tab/><text:tab/><text:tab/><text:tab/><text:tab/>  <text:span text:style-name="T2">Qualités requises :</text:span></text:p>
        <text:p text:style-name="P3">Vous souhaitez travailler sur des projets d'envergure.​ Doté d’un très bon relationnel, vous êtes rigoureux(se), autonome, avez une capacité d'adaptation et d'intégration et aimez le travail d’équipe.​</text:p>
        <text:p text:style-name="P3">Votre formation d’origine, votre motivation, vos qualités et compétences, votre capacité à proposer des solutions techniques sont autant d’atouts qui vous permettront d'apporter de la valeur ajoutée aux projets et d'assurer la réussite de vos missions.​</text:p>
        <text:p text:style-name="P2"><text:span text:style-name="T1">Transmettez vos CV et lettre de motivation à : </text:span><text:a xlink:type="simple" xlink:href="mailto:drh@adaming.fr"><text:span text:style-name="T1">drh@​adaming.​fr</text:span></text:a>    </text:p>
        <text:p text:style-name="P2"><text:span text:style-name="T1">N’hésitez pas à visiter notre site internet </text:span><text:a xlink:type="simple" xlink:href="http://www.adaming.fr/"><text:span text:style-name="T1">www.​adaming.​fr</text:span></text:a></text:p>
        <text:p text:style-name="Text_20_body"><draw:frame draw:style-name="fr1" draw:name="Image1" text:anchor-type="as-char" svg:width="0.041cm" svg:height="0.041cm" draw:z-index="0"><draw:image xlink:href="http://media.newjobs.com/jobview_standard/images/pixel.gif" xlink:type="simple" xlink:show="embed" xlink:actuate="onLoad"/></draw:frame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4:32:43.228860684</meta:creation-date>
    <dc:date>2014-09-15T16:43:42.782258424</dc:date>
    <meta:editing-duration>PT2H10M15S</meta:editing-duration>
    <meta:editing-cycles>2</meta:editing-cycles>
    <meta:generator>LibreOffice/4.2.6.3$Linux_x86 LibreOffice_project/420m0$Build-3</meta:generator>
    <meta:document-statistic meta:table-count="0" meta:image-count="1" meta:object-count="0" meta:page-count="2" meta:paragraph-count="23" meta:word-count="246" meta:character-count="2642" meta:non-whitespace-character-count="1400"/>
  </office:meta>
</office:document-meta>
</file>